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OpenSymbol2" svg:font-family="OpenSymbol" style:font-charset="x-symbol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  <style:text-properties style:font-name="Times New Roman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weight="normal" officeooo:rsid="002d88dd" officeooo:paragraph-rsid="008378ca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page" fo:background-color="transparent" style:writing-mode="lr-tb"/>
      <style:text-properties style:font-name="Times New Roman" fo:font-size="11pt" fo:font-weight="bold" officeooo:paragraph-rsid="0092a928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92a928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977414"/>
    </style:style>
    <style:style style:name="P6" style:family="paragraph" style:parent-style-name="Standard" style:list-style-name="L5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977414"/>
    </style:style>
    <style:style style:name="P7" style:family="paragraph" style:parent-style-name="Standard" style:list-style-name="L5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98353b"/>
    </style:style>
    <style:style style:name="P8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98353b"/>
    </style:style>
    <style:style style:name="P9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9b4475"/>
    </style:style>
    <style:style style:name="P10" style:family="paragraph" style:parent-style-name="Standard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style:writing-mode="lr-tb"/>
      <style:text-properties officeooo:paragraph-rsid="009b6ee2"/>
    </style:style>
    <style:style style:name="T1" style:family="text">
      <style:text-properties fo:color="#2a6099" loext:opacity="100%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loext:opacity="100%" fo:font-size="17pt" style:text-underline-style="none" fo:font-weight="bold" officeooo:rsid="008378ca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fo:color="#2a6099" loext:opacity="100%" fo:font-size="17pt" style:text-underline-style="none" fo:font-weight="bold" officeooo:rsid="00905604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officeooo:rsid="008378ca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5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officeooo:rsid="00977414" fo:background-color="#dee6ef" loext:char-shading-value="0" style:font-size-asian="11pt" style:font-style-asian="normal" style:font-name-complex="Times New Roman" style:font-size-complex="11pt" style:font-style-complex="normal" loext:padding="0.049cm" loext:border="0.06pt solid #000000"/>
    </style:style>
    <style:style style:name="T6" style:family="text">
      <style:text-properties fo:font-variant="normal" fo:text-transform="none" fo:color="#000000" loext:opacity="100%" style:font-name="Times New Roman" fo:font-size="11pt" fo:letter-spacing="normal" fo:font-style="italic" officeooo:rsid="008378ca" style:font-size-asian="11pt" style:font-style-asian="italic" style:font-name-complex="Times New Roman" style:font-size-complex="11pt" style:font-style-complex="italic"/>
    </style:style>
    <style:style style:name="T7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Times New Roman" fo:font-size="9pt" fo:letter-spacing="normal" fo:font-style="normal" fo:font-weight="normal" officeooo:rsid="0092a928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8378ca" style:font-size-asian="11pt" style:font-style-asian="italic" style:font-name-complex="Times New Roman" style:font-size-complex="11pt" style:font-style-complex="italic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977414" style:font-size-asian="12pt" style:font-style-asian="italic" style:font-name-complex="Times New Roman" style:font-size-complex="12pt" style:font-style-complex="italic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8378ca" style:font-size-asian="12pt" style:font-style-asian="italic" style:font-name-complex="Times New Roman" style:font-size-complex="12pt" style:font-style-complex="italic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977414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9107d3" style:font-style-asian="normal" style:font-weight-asian="bold" style:font-name-complex="Times New Roman" style:font-style-complex="normal" style:font-weight-complex="bold"/>
    </style:style>
    <style:style style:name="T14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77414" style:font-size-asian="12pt" style:font-style-asian="italic" style:font-name-complex="Times New Roman" style:font-size-complex="12pt" style:font-style-complex="italic"/>
    </style:style>
    <style:style style:name="T15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8378ca" style:font-size-asian="12pt" style:font-style-asian="italic" style:font-name-complex="Times New Roman" style:font-size-complex="12pt" style:font-style-complex="italic"/>
    </style:style>
    <style:style style:name="T16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8353b" style:font-size-asian="12pt" style:font-style-asian="italic" style:font-name-complex="Times New Roman" style:font-size-complex="12pt" style:font-style-complex="italic"/>
    </style:style>
    <style:style style:name="T17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b4475" style:font-size-asian="12pt" style:font-style-asian="italic" style:font-name-complex="Times New Roman" style:font-size-complex="12pt" style:font-style-complex="italic"/>
    </style:style>
    <style:style style:name="T18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b6ee2" style:font-size-asian="12pt" style:font-style-asian="italic" style:font-name-complex="Times New Roman" style:font-size-complex="12pt" style:font-style-complex="italic"/>
    </style:style>
    <style:style style:name="T19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a4af8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0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b4475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1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8378ca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2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b6ee2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8353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4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977414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5" style:family="text">
      <style:text-properties fo:font-variant="normal" fo:text-transform="none" fo:color="#212529" loext:opacity="100%" style:font-name="Times New Roman" fo:font-size="12pt" fo:letter-spacing="normal" fo:font-style="normal" officeooo:rsid="009a4af8" style:font-size-asian="12pt" style:font-style-asian="italic" style:font-name-complex="Times New Roman" style:font-size-complex="12pt" style:font-style-complex="italic"/>
    </style:style>
    <style:style style:name="T26" style:family="text">
      <style:text-properties fo:font-variant="normal" fo:text-transform="none" fo:color="#212529" loext:opacity="100%" style:font-name="Times New Roman" fo:font-size="12pt" fo:letter-spacing="normal" fo:font-style="normal" officeooo:rsid="009b4475" style:font-size-asian="12pt" style:font-style-asian="italic" style:font-name-complex="Times New Roman" style:font-size-complex="12pt" style:font-style-complex="italic"/>
    </style:style>
    <style:style style:name="T27" style:family="text">
      <style:text-properties fo:font-variant="normal" fo:text-transform="none" fo:color="#212529" loext:opacity="100%" style:font-name="Times New Roman" fo:font-size="12pt" fo:letter-spacing="normal" fo:font-style="normal" officeooo:rsid="009b6ee2" style:font-size-asian="12pt" style:font-style-asian="italic" style:font-name-complex="Times New Roman" style:font-size-complex="12pt" style:font-style-complex="italic"/>
    </style:style>
    <style:style style:name="T28" style:family="text">
      <style:text-properties fo:font-variant="normal" fo:text-transform="none" fo:color="#212529" loext:opacity="100%" style:font-name="Times New Roman" fo:font-size="12pt" fo:letter-spacing="normal" fo:font-style="normal" fo:font-weight="bold" officeooo:rsid="009a4af8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29" style:family="text">
      <style:text-properties fo:font-variant="normal" fo:text-transform="none" fo:color="#212529" loext:opacity="100%" style:font-name="Times New Roman" fo:font-size="12pt" fo:letter-spacing="normal" fo:font-style="normal" fo:font-weight="bold" officeooo:rsid="00977414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0" style:family="text">
      <style:text-properties fo:font-variant="normal" fo:text-transform="none" fo:color="#212529" loext:opacity="100%" style:font-name="Times New Roman" fo:font-size="12pt" fo:letter-spacing="normal" fo:font-style="normal" fo:font-weight="bold" officeooo:rsid="009b4475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1" style:family="text">
      <style:text-properties fo:font-variant="normal" fo:text-transform="none" fo:color="#212529" loext:opacity="100%" style:font-name="Times New Roman" fo:font-size="12pt" fo:letter-spacing="normal" fo:font-style="normal" fo:font-weight="bold" officeooo:rsid="009b6ee2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font-variant="normal" fo:text-transform="none" fo:color="#2a6099" loext:opacity="100%" style:font-name="Times New Roman" fo:font-size="12pt" fo:letter-spacing="normal" fo:font-style="normal" fo:font-weight="bold" officeooo:rsid="00977414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3" style:family="text">
      <style:text-properties fo:color="#bf0041" loext:opacity="100%" fo:font-size="16pt" fo:font-weight="bold" style:font-weight-asian="bold" style:font-weight-complex="bold"/>
    </style:style>
    <style:style style:name="T34" style:family="text">
      <style:text-properties fo:color="#bf0041" loext:opacity="100%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3"><text:s text:c="3"/></text:span><text:span text:style-name="T34">1 .- </text:span><text:span text:style-name="T1"><text:s text:c="2"/></text:span><text:span text:style-name="T2">Direccionamiento </text:span><text:span text:style-name="T3">Ipv6</text:span></text:p>
      <text:p text:style-name="Standard"><text:span text:style-name="Strong_20_Emphasis"><text:span text:style-name="T8"/></text:span></text:p>
      <text:p text:style-name="P4"><text:span text:style-name="Strong_20_Emphasis"><text:span text:style-name="T8"/></text:span></text:p>
      <text:p text:style-name="P5"><text:span text:style-name="Strong_20_Emphasis"><text:span text:style-name="T4"><text:s/>Ejercicio <text:s/></text:span></text:span><text:span text:style-name="Strong_20_Emphasis"><text:span text:style-name="T5">6</text:span></text:span><text:span text:style-name="Strong_20_Emphasis"><text:span text:style-name="T4"> </text:span></text:span><text:span text:style-name="Strong_20_Emphasis"><text:span text:style-name="T6"><text:s text:c="3"/>.- </text:span></text:span><text:span text:style-name="Strong_20_Emphasis"><text:span text:style-name="T9"><text:s/></text:span></text:span><text:span text:style-name="Strong_20_Emphasis"><text:span text:style-name="T10">A </text:span></text:span><text:span text:style-name="Strong_20_Emphasis"><text:span text:style-name="T11">partir de </text:span></text:span><text:span text:style-name="Strong_20_Emphasis"><text:span text:style-name="T12">las siguientes</text:span></text:span><text:span text:style-name="Strong_20_Emphasis"><text:span text:style-name="T11"> direcci</text:span></text:span><text:span text:style-name="Strong_20_Emphasis"><text:span text:style-name="T10">ones </text:span></text:span><text:span text:style-name="Strong_20_Emphasis"><text:span text:style-name="T11"><text:s/>MAC, <text:s/>determinar </text:span></text:span><text:span text:style-name="Strong_20_Emphasis"><text:span text:style-name="T10">la</text:span></text:span><text:span text:style-name="Strong_20_Emphasis"><text:span text:style-name="T11"> dirección IPv6 generada usando las reglas de EUI-64.</text:span></text:span></text:p>
      <text:list xml:id="list3916128563" text:style-name="L5">
        <text:list-item>
          <text:p text:style-name="P6"><text:span text:style-name="Strong_20_Emphasis"><text:span text:style-name="T32">Mac</text:span></text:span><text:span text:style-name="Strong_20_Emphasis"><text:span text:style-name="T14"> <text:tab/>→ <text:s/></text:span></text:span><text:span text:style-name="Strong_20_Emphasis"><text:span text:style-name="T15">00:12:</text:span></text:span><text:span text:style-name="Strong_20_Emphasis"><text:span text:style-name="T14">2</text:span></text:span><text:span text:style-name="Strong_20_Emphasis"><text:span text:style-name="T15">4:56:78:9A<text:tab/> <text:tab/>, <text:tab/></text:span></text:span><text:span text:style-name="Strong_20_Emphasis"><text:span text:style-name="T32">ipv6</text:span></text:span><text:span text:style-name="Strong_20_Emphasis"><text:span text:style-name="T14"> <text:tab/>→ <text:s/>fe80:518c:bec:cafe/64</text:span></text:span></text:p>
        </text:list-item>
        <text:list-item>
          <text:p text:style-name="P6"><text:span text:style-name="Strong_20_Emphasis"><text:span text:style-name="T32">Mac</text:span></text:span><text:span text:style-name="Strong_20_Emphasis"><text:span text:style-name="T14"> <text:tab/>→ <text:s/></text:span></text:span><text:span text:style-name="Strong_20_Emphasis"><text:span text:style-name="T15">00:</text:span></text:span><text:span text:style-name="Strong_20_Emphasis"><text:span text:style-name="T16">34</text:span></text:span><text:span text:style-name="Strong_20_Emphasis"><text:span text:style-name="T15">:3</text:span></text:span><text:span text:style-name="Strong_20_Emphasis"><text:span text:style-name="T14">5</text:span></text:span><text:span text:style-name="Strong_20_Emphasis"><text:span text:style-name="T15">:5</text:span></text:span><text:span text:style-name="Strong_20_Emphasis"><text:span text:style-name="T14">4</text:span></text:span><text:span text:style-name="Strong_20_Emphasis"><text:span text:style-name="T15">:</text:span></text:span><text:span text:style-name="Strong_20_Emphasis"><text:span text:style-name="T14">6</text:span></text:span><text:span text:style-name="Strong_20_Emphasis"><text:span text:style-name="T15">8:</text:span></text:span><text:span text:style-name="Strong_20_Emphasis"><text:span text:style-name="T14">1B<text:tab/></text:span></text:span><text:span text:style-name="Strong_20_Emphasis"><text:span text:style-name="T15"> <text:tab/>, <text:tab/></text:span></text:span><text:span text:style-name="Strong_20_Emphasis"><text:span text:style-name="T32">ipv6</text:span></text:span><text:span text:style-name="Strong_20_Emphasis"><text:span text:style-name="T14"> <text:tab/>→ <text:s/>fe80:1::/ 64</text:span></text:span></text:p>
        </text:list-item>
        <text:list-item>
          <text:p text:style-name="P6"><text:span text:style-name="Strong_20_Emphasis"><text:span text:style-name="T32">Mac</text:span></text:span><text:span text:style-name="Strong_20_Emphasis"><text:span text:style-name="T14"> <text:tab/>→ <text:s/></text:span></text:span><text:span text:style-name="Strong_20_Emphasis"><text:span text:style-name="T15">00:</text:span></text:span><text:span text:style-name="Strong_20_Emphasis"><text:span text:style-name="T16">08</text:span></text:span><text:span text:style-name="Strong_20_Emphasis"><text:span text:style-name="T15">:34:56:78:</text:span></text:span><text:span text:style-name="Strong_20_Emphasis"><text:span text:style-name="T14">A</text:span></text:span><text:span text:style-name="Strong_20_Emphasis"><text:span text:style-name="T15">A<text:tab/> <text:tab/>,<text:tab/></text:span></text:span><text:span text:style-name="Strong_20_Emphasis"><text:span text:style-name="T32">ipv6<text:tab/></text:span></text:span><text:span text:style-name="Strong_20_Emphasis"><text:span text:style-name="T14"> → <text:s/>2001:0:1::/ 64</text:span></text:span></text:p>
        </text:list-item>
        <text:list-item>
          <text:p text:style-name="P6"><text:span text:style-name="Strong_20_Emphasis"><text:span text:style-name="T32">Mac</text:span></text:span><text:span text:style-name="Strong_20_Emphasis"><text:span text:style-name="T14"> <text:tab/>→ <text:s/></text:span></text:span><text:span text:style-name="Strong_20_Emphasis"><text:span text:style-name="T15">00:1</text:span></text:span><text:span text:style-name="Strong_20_Emphasis"><text:span text:style-name="T16">1</text:span></text:span><text:span text:style-name="Strong_20_Emphasis"><text:span text:style-name="T15">:</text:span></text:span><text:span text:style-name="Strong_20_Emphasis"><text:span text:style-name="T16">8</text:span></text:span><text:span text:style-name="Strong_20_Emphasis"><text:span text:style-name="T15">4:56:78:</text:span></text:span><text:span text:style-name="Strong_20_Emphasis"><text:span text:style-name="T14">A</text:span></text:span><text:span text:style-name="Strong_20_Emphasis"><text:span text:style-name="T15">A<text:tab/> <text:tab/>, <text:tab/></text:span></text:span><text:span text:style-name="Strong_20_Emphasis"><text:span text:style-name="T32">ipv6</text:span></text:span><text:span text:style-name="Strong_20_Emphasis"><text:span text:style-name="T14"> <text:tab/>→ <text:s/>2001::1::/64</text:span></text:span></text:p>
        </text:list-item>
        <text:list-item>
          <text:p text:style-name="P7"><text:span text:style-name="Strong_20_Emphasis"><text:span text:style-name="T32">Mac</text:span></text:span><text:span text:style-name="Strong_20_Emphasis"><text:span text:style-name="T14"> <text:tab/>→ <text:s/></text:span></text:span><text:span text:style-name="Strong_20_Emphasis"><text:span text:style-name="T15">00:12:34:</text:span></text:span><text:span text:style-name="Strong_20_Emphasis"><text:span text:style-name="T16">237</text:span></text:span><text:span text:style-name="Strong_20_Emphasis"><text:span text:style-name="T15">:78:</text:span></text:span><text:span text:style-name="Strong_20_Emphasis"><text:span text:style-name="T14">A</text:span></text:span><text:span text:style-name="Strong_20_Emphasis"><text:span text:style-name="T15">A <text:tab/><text:tab/>, <text:tab/></text:span></text:span><text:span text:style-name="Strong_20_Emphasis"><text:span text:style-name="T32">ipv6</text:span></text:span><text:span text:style-name="Strong_20_Emphasis"><text:span text:style-name="T14"> <text:tab/>→ <text:s/>2001:</text:span></text:span><text:span text:style-name="Strong_20_Emphasis"><text:span text:style-name="T16">5</text:span></text:span><text:span text:style-name="Strong_20_Emphasis"><text:span text:style-name="T14">:</text:span></text:span><text:span text:style-name="Strong_20_Emphasis"><text:span text:style-name="T16">5:</text:span></text:span><text:span text:style-name="Strong_20_Emphasis"><text:span text:style-name="T14">:/ 64</text:span></text:span></text:p>
        </text:list-item>
        <text:list-item>
          <text:p text:style-name="P7"><text:span text:style-name="Strong_20_Emphasis"><text:span text:style-name="T32">Mac</text:span></text:span><text:span text:style-name="Strong_20_Emphasis"><text:span text:style-name="T14"> <text:tab/>→ <text:s/></text:span></text:span><text:span text:style-name="Strong_20_Emphasis"><text:span text:style-name="T15">00:12:34:56</text:span></text:span><text:span text:style-name="Strong_20_Emphasis"><text:span text:style-name="T14">5</text:span></text:span><text:span text:style-name="Strong_20_Emphasis"><text:span text:style-name="T15">:78:</text:span></text:span><text:span text:style-name="Strong_20_Emphasis"><text:span text:style-name="T14">A</text:span></text:span><text:span text:style-name="Strong_20_Emphasis"><text:span text:style-name="T15">A <text:tab/><text:tab/>,<text:tab/></text:span></text:span><text:span text:style-name="Strong_20_Emphasis"><text:span text:style-name="T32">ipv6</text:span></text:span><text:span text:style-name="Strong_20_Emphasis"><text:span text:style-name="T14"> <text:tab/>→ <text:s/>2001:1:</text:span></text:span><text:span text:style-name="Strong_20_Emphasis"><text:span text:style-name="T16">2</text:span></text:span><text:span text:style-name="Strong_20_Emphasis"><text:span text:style-name="T14">: /64</text:span></text:span></text:p>
        </text:list-item>
      </text:list>
      <text:p text:style-name="P8"><text:span text:style-name="Strong_20_Emphasis"><text:span text:style-name="T14"/></text:span></text:p>
      <text:p text:style-name="P8"><text:span text:style-name="Strong_20_Emphasis"><text:span text:style-name="T14"/></text:span></text:p>
      <text:p text:style-name="P9"><text:span text:style-name="Strong_20_Emphasis"><text:span text:style-name="T28">MAC → 00:1224:56:78:9A →</text:span></text:span><text:span text:style-name="Strong_20_Emphasis"><text:span text:style-name="T19"><text:tab/></text:span></text:span><text:span text:style-name="Strong_20_Emphasis"><text:span text:style-name="T30"><text:tab/></text:span></text:span><text:span text:style-name="Strong_20_Emphasis"><text:span text:style-name="T14">fe80:518c:bec:cafe</text:span></text:span><text:span text:style-name="Strong_20_Emphasis"><text:span text:style-name="T30">: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5">1</text:span></text:span><text:span text:style-name="Strong_20_Emphasis"><text:span text:style-name="T17">2:</text:span></text:span><text:span text:style-name="Strong_20_Emphasis"><text:span text:style-name="T14">2</text:span></text:span><text:span text:style-name="Strong_20_Emphasis"><text:span text:style-name="T15">4</text:span></text:span><text:span text:style-name="Strong_20_Emphasis"><text:span text:style-name="T17">FF:FE</text:span></text:span><text:span text:style-name="Strong_20_Emphasis"><text:span text:style-name="T17">56:789A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28">MAC → </text:span></text:span><text:span text:style-name="Strong_20_Emphasis"><text:span text:style-name="T30">00:34:35:54:68:1B →<text:tab/><text:tab/></text:span></text:span><text:span text:style-name="Strong_20_Emphasis"><text:span text:style-name="T14">fe80:1:</text:span></text:span><text:span text:style-name="Strong_20_Emphasis"><text:span text:style-name="T30">:</text:span></text:span><text:span text:style-name="Strong_20_Emphasis"><text:span text:style-name="T20">0</text:span></text:span><text:span text:style-name="Strong_20_Emphasis"><text:span text:style-name="T22">2</text:span></text:span><text:span text:style-name="Strong_20_Emphasis"><text:span text:style-name="T20">34:35FF:FE54:681b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31">MAC → 00:08:34:56:78:AA →<text:tab/><text:tab/></text:span></text:span><text:span text:style-name="Strong_20_Emphasis"><text:span text:style-name="T24">2001:0:1::</text:span></text:span><text:span text:style-name="Strong_20_Emphasis"><text:span text:style-name="T22">0208:34FF:FE56:78AA</text:span></text:span></text:p>
      <text:p text:style-name="P10"><text:span text:style-name="Strong_20_Emphasis"><text:span text:style-name="T22"/></text:span></text:p>
      <text:p text:style-name="P10"><text:span text:style-name="Strong_20_Emphasis"><text:span text:style-name="T31">MAC → 00:11:84:56:78:AA →<text:tab/><text:tab/> </text:span></text:span><text:span text:style-name="Strong_20_Emphasis"><text:span text:style-name="T14">2001:</text:span></text:span><text:span text:style-name="Strong_20_Emphasis"><text:span text:style-name="T18">0</text:span></text:span><text:span text:style-name="Strong_20_Emphasis"><text:span text:style-name="T14">:1:</text:span></text:span><text:span text:style-name="Strong_20_Emphasis"><text:span text:style-name="T22">:0211:84FF:FE56:78AA</text:span></text:span></text:p>
      <text:p text:style-name="P10"><text:span text:style-name="Strong_20_Emphasis"><text:span text:style-name="T22"/></text:span></text:p>
      <text:p text:style-name="P10"><text:span text:style-name="Strong_20_Emphasis"><text:span text:style-name="T31">MAC → </text:span></text:span><text:span text:style-name="Strong_20_Emphasis"><text:span text:style-name="T21">00:12:34:</text:span></text:span><text:span text:style-name="Strong_20_Emphasis"><text:span text:style-name="T23">23</text:span></text:span><text:span text:style-name="Strong_20_Emphasis"><text:span text:style-name="T21">:78:</text:span></text:span><text:span text:style-name="Strong_20_Emphasis"><text:span text:style-name="T24">A</text:span></text:span><text:span text:style-name="Strong_20_Emphasis"><text:span text:style-name="T21">A →<text:tab/><text:tab/></text:span></text:span><text:span text:style-name="Strong_20_Emphasis"><text:span text:style-name="T22">00:12:34</text:span></text:span></text:p>
      <text:p text:style-name="P3"><text:span text:style-name="Strong_20_Emphasis"><text:span text:style-name="T13"/></text:span></text:p>
      <text:p text:style-name="P2"><text:span text:style-name="Strong_20_Emphasis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OpenSymbol2" svg:font-family="OpenSymbol" style:font-charset="x-symbol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2z0" style:family="text">
      <style:text-properties style:font-name="Symbol1" fo:font-family="Symbol" style:font-name-complex="Symbol1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6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3z1" style:family="text">
      <style:text-properties style:font-name="OpenSymbol" fo:font-family="OpenSymbol, 'Arial Unicode MS'" fo:font-size="11pt" style:font-size-asian="11pt" style:font-name-complex="OpenSymbol1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1" fo:font-family="Symbol" fo:font-size="11pt" fo:letter-spacing="normal" fo:background-color="transparent" style:font-size-asian="11pt" style:font-name-complex="OpenSymbol1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" fo:font-family="Symbol" style:font-charset="x-symbol" fo:font-size="9pt" style:font-size-asian="9pt" style:font-name-complex="OpenSymbol1" style:font-family-complex="OpenSymbol, 'Arial Unicode MS'" style:font-charset-complex="x-symbol" style:font-size-complex="9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style:font-name="OpenSymbol2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style:font-name="OpenSymbol2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1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31T17:41:48.599000000</dc:date>
    <meta:editing-duration>PT6H16M7S</meta:editing-duration>
    <meta:editing-cycles>70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13" meta:word-count="101" meta:character-count="762" meta:non-whitespace-character-count="621"/>
  </office:meta>
</office:document-meta>
</file>